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utiger LT Com 55 Roman" svg:font-family="'Frutiger LT Com 55 Roman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fo:background-color="transparent"/>
      <style:text-properties style:use-window-font-color="true" style:font-name="Arial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bfallart</text:p>
          </table:table-cell>
          <table:table-cell table:style-name="ce2" office:value-type="string" calcext:value-type="string">
            <text:p>jahr</text:p>
          </table:table-cell>
          <table:table-cell table:style-name="ce4" office:value-type="string" calcext:value-type="string">
            <text:p>abfall_kg_pro_einwohner</text:p>
          </table:table-cell>
          <table:table-cell table:style-name="ce5" office:value-type="string" calcext:value-type="string">
            <text:p>wiederverwertung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230.1" calcext:value-type="float">
            <text:p>230.1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64.5" calcext:value-type="float">
            <text:p>64.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81.8" calcext:value-type="float">
            <text:p>81.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15.27" calcext:value-type="float">
            <text:p>15.27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0.48" calcext:value-type="float">
            <text:p>0.48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0.31" calcext:value-type="float">
            <text:p>0.31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8.49" calcext:value-type="float">
            <text:p>8.4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22.6" calcext:value-type="float">
            <text:p>22.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23.19" calcext:value-type="float">
            <text:p>23.19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234.9" calcext:value-type="float">
            <text:p>234.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59.7" calcext:value-type="float">
            <text:p>59.7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90.3" calcext:value-type="float">
            <text:p>90.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2.55" calcext:value-type="float">
            <text:p>2.5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1.74" calcext:value-type="float">
            <text:p>1.7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0.42" calcext:value-type="float">
            <text:p>0.4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15.3" calcext:value-type="float">
            <text:p>15.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0.7" calcext:value-type="float">
            <text:p>0.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0.34" calcext:value-type="float">
            <text:p>0.34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18.27" calcext:value-type="float">
            <text:p>18.2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18.36" calcext:value-type="float">
            <text:p>18.3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23.99" calcext:value-type="float">
            <text:p>23.99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237.2" calcext:value-type="float">
            <text:p>237.2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61.4" calcext:value-type="float">
            <text:p>61.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84.6" calcext:value-type="float">
            <text:p>84.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1.8" calcext:value-type="float">
            <text:p>1.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17.7" calcext:value-type="float">
            <text:p>17.7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0.65" calcext:value-type="float">
            <text:p>0.6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0.3" calcext:value-type="float">
            <text:p>0.3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11.3" calcext:value-type="float">
            <text:p>11.3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14.8" calcext:value-type="float">
            <text:p>14.8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24.43" calcext:value-type="float">
            <text:p>24.4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236" calcext:value-type="float">
            <text:p>23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61.3" calcext:value-type="float">
            <text:p>61.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79.9" calcext:value-type="float">
            <text:p>79.9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3.3" calcext:value-type="float">
            <text:p>3.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2.4" calcext:value-type="float">
            <text:p>2.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0.8" calcext:value-type="float">
            <text:p>0.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18.4" calcext:value-type="float">
            <text:p>18.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0.8" calcext:value-type="float">
            <text:p>0.8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11.6" calcext:value-type="float">
            <text:p>11.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12.9" calcext:value-type="float">
            <text:p>12.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24.25" calcext:value-type="float">
            <text:p>24.2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244.5" calcext:value-type="float">
            <text:p>244.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65.9" calcext:value-type="float">
            <text:p>65.9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98.94" calcext:value-type="float">
            <text:p>98.9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3.5" calcext:value-type="float">
            <text:p>3.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0.8" calcext:value-type="float">
            <text:p>0.8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9.6" calcext:value-type="float">
            <text:p>9.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19.2" calcext:value-type="float">
            <text:p>19.2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24.72" calcext:value-type="float">
            <text:p>24.7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239.1" calcext:value-type="float">
            <text:p>239.1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67.92" calcext:value-type="float">
            <text:p>67.9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99.78" calcext:value-type="float">
            <text:p>99.7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3.1" calcext:value-type="float">
            <text:p>3.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2.42" calcext:value-type="float">
            <text:p>2.4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0.45" calcext:value-type="float">
            <text:p>0.4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18.43" calcext:value-type="float">
            <text:p>18.4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0.54" calcext:value-type="float">
            <text:p>0.54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0.64" calcext:value-type="float">
            <text:p>0.64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11.05" calcext:value-type="float">
            <text:p>11.0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13.67" calcext:value-type="float">
            <text:p>13.6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26.13" calcext:value-type="float">
            <text:p>26.1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01" calcext:value-type="float">
            <text:p>2001</text:p>
          </table:table-cell>
          <table:table-cell table:style-name="ce4" office:value-type="float" office:value="242.1" calcext:value-type="float">
            <text:p>242.1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01" calcext:value-type="float">
            <text:p>2001</text:p>
          </table:table-cell>
          <table:table-cell table:style-name="ce4" office:value-type="float" office:value="70.27" calcext:value-type="float">
            <text:p>70.27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01" calcext:value-type="float">
            <text:p>2001</text:p>
          </table:table-cell>
          <table:table-cell table:style-name="ce4" office:value-type="float" office:value="101.95" calcext:value-type="float">
            <text:p>101.9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01" calcext:value-type="float">
            <text:p>2001</text:p>
          </table:table-cell>
          <table:table-cell table:style-name="ce4" office:value-type="float" office:value="3.61" calcext:value-type="float">
            <text:p>3.6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01" calcext:value-type="float">
            <text:p>2001</text:p>
          </table:table-cell>
          <table:table-cell table:style-name="ce4" office:value-type="float" office:value="1.96" calcext:value-type="float">
            <text:p>1.9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01" calcext:value-type="float">
            <text:p>2001</text:p>
          </table:table-cell>
          <table:table-cell table:style-name="ce4" office:value-type="float" office:value="0.4" calcext:value-type="float">
            <text:p>0.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01" calcext:value-type="float">
            <text:p>2001</text:p>
          </table:table-cell>
          <table:table-cell table:style-name="ce4" office:value-type="float" office:value="16.1" calcext:value-type="float">
            <text:p>16.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01" calcext:value-type="float">
            <text:p>2001</text:p>
          </table:table-cell>
          <table:table-cell table:style-name="ce4" office:value-type="float" office:value="0.55" calcext:value-type="float">
            <text:p>0.5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01" calcext:value-type="float">
            <text:p>2001</text:p>
          </table:table-cell>
          <table:table-cell table:style-name="ce4" office:value-type="float" office:value="0.89" calcext:value-type="float">
            <text:p>0.8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01" calcext:value-type="float">
            <text:p>2001</text:p>
          </table:table-cell>
          <table:table-cell table:style-name="ce4" office:value-type="float" office:value="10.5" calcext:value-type="float">
            <text:p>10.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01" calcext:value-type="float">
            <text:p>2001</text:p>
          </table:table-cell>
          <table:table-cell table:style-name="ce4" office:value-type="float" office:value="14.56" calcext:value-type="float">
            <text:p>14.5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01" calcext:value-type="float">
            <text:p>2001</text:p>
          </table:table-cell>
          <table:table-cell table:style-name="ce4" office:value-type="float" office:value="27.38" calcext:value-type="float">
            <text:p>27.3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241.9" calcext:value-type="float">
            <text:p>241.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74.49" calcext:value-type="float">
            <text:p>74.49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108.82" calcext:value-type="float">
            <text:p>108.8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4.21" calcext:value-type="float">
            <text:p>4.2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1.91" calcext:value-type="float">
            <text:p>1.9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0.45" calcext:value-type="float">
            <text:p>0.4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14.21" calcext:value-type="float">
            <text:p>14.2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0.46" calcext:value-type="float">
            <text:p>0.4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0.41" calcext:value-type="float">
            <text:p>0.41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11.87" calcext:value-type="float">
            <text:p>11.8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14.08" calcext:value-type="float">
            <text:p>14.08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27.07" calcext:value-type="float">
            <text:p>27.07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03" calcext:value-type="float">
            <text:p>2003</text:p>
          </table:table-cell>
          <table:table-cell table:style-name="ce4" office:value-type="float" office:value="238" calcext:value-type="float">
            <text:p>238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03" calcext:value-type="float">
            <text:p>2003</text:p>
          </table:table-cell>
          <table:table-cell table:style-name="ce4" office:value-type="float" office:value="74.4" calcext:value-type="float">
            <text:p>74.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03" calcext:value-type="float">
            <text:p>2003</text:p>
          </table:table-cell>
          <table:table-cell table:style-name="ce4" office:value-type="float" office:value="112.21" calcext:value-type="float">
            <text:p>112.2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03" calcext:value-type="float">
            <text:p>200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03" calcext:value-type="float">
            <text:p>2003</text:p>
          </table:table-cell>
          <table:table-cell table:style-name="ce4" office:value-type="float" office:value="1.1" calcext:value-type="float">
            <text:p>1.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03" calcext:value-type="float">
            <text:p>2003</text:p>
          </table:table-cell>
          <table:table-cell table:style-name="ce4" office:value-type="float" office:value="0.2" calcext:value-type="float">
            <text:p>0.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03" calcext:value-type="float">
            <text:p>2003</text:p>
          </table:table-cell>
          <table:table-cell table:style-name="ce4" office:value-type="float" office:value="16.7" calcext:value-type="float">
            <text:p>16.7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03" calcext:value-type="float">
            <text:p>2003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03" calcext:value-type="float">
            <text:p>2003</text:p>
          </table:table-cell>
          <table:table-cell table:style-name="ce4" office:value-type="float" office:value="0.4" calcext:value-type="float">
            <text:p>0.4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03" calcext:value-type="float">
            <text:p>2003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03" calcext:value-type="float">
            <text:p>2003</text:p>
          </table:table-cell>
          <table:table-cell table:style-name="ce4" office:value-type="float" office:value="14.5" calcext:value-type="float">
            <text:p>14.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03" calcext:value-type="float">
            <text:p>2003</text:p>
          </table:table-cell>
          <table:table-cell table:style-name="ce4" office:value-type="float" office:value="27.82" calcext:value-type="float">
            <text:p>27.8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239.63" calcext:value-type="float">
            <text:p>239.63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73.56" calcext:value-type="float">
            <text:p>73.5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120.62" calcext:value-type="float">
            <text:p>120.6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4.24" calcext:value-type="float">
            <text:p>4.2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0.89" calcext:value-type="float">
            <text:p>0.89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0.22" calcext:value-type="float">
            <text:p>0.2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14.95" calcext:value-type="float">
            <text:p>14.9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0.44" calcext:value-type="float">
            <text:p>0.44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17.92" calcext:value-type="float">
            <text:p>17.92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16.38" calcext:value-type="float">
            <text:p>16.38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30.45" calcext:value-type="float">
            <text:p>30.4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239.4" calcext:value-type="float">
            <text:p>239.4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76.6" calcext:value-type="float">
            <text:p>76.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100.7" calcext:value-type="float">
            <text:p>100.7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4.2" calcext:value-type="float">
            <text:p>4.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1.02" calcext:value-type="float">
            <text:p>1.0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0.3" calcext:value-type="float">
            <text:p>0.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12.9" calcext:value-type="float">
            <text:p>12.9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16.9" calcext:value-type="float">
            <text:p>16.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15.4" calcext:value-type="float">
            <text:p>15.4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26.92" calcext:value-type="float">
            <text:p>26.9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244.15" calcext:value-type="float">
            <text:p>244.1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77.96" calcext:value-type="float">
            <text:p>77.9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108.91" calcext:value-type="float">
            <text:p>108.9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4.22" calcext:value-type="float">
            <text:p>4.2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0.94" calcext:value-type="float">
            <text:p>0.9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0.22" calcext:value-type="float">
            <text:p>0.2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12.1" calcext:value-type="float">
            <text:p>12.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0.45" calcext:value-type="float">
            <text:p>0.4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0.97" calcext:value-type="float">
            <text:p>0.9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19.91" calcext:value-type="float">
            <text:p>19.91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15.81" calcext:value-type="float">
            <text:p>15.81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26.83" calcext:value-type="float">
            <text:p>26.8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240.2" calcext:value-type="float">
            <text:p>240.2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79.9" calcext:value-type="float">
            <text:p>79.9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99.7" calcext:value-type="float">
            <text:p>99.7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4.1" calcext:value-type="float">
            <text:p>4.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0.8" calcext:value-type="float">
            <text:p>0.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0.2" calcext:value-type="float">
            <text:p>0.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10.6" calcext:value-type="float">
            <text:p>10.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1.9" calcext:value-type="float">
            <text:p>1.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18.9" calcext:value-type="float">
            <text:p>18.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14.5" calcext:value-type="float">
            <text:p>14.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29.46" calcext:value-type="float">
            <text:p>29.4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238.7" calcext:value-type="float">
            <text:p>238.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82.1" calcext:value-type="float">
            <text:p>82.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101.5" calcext:value-type="float">
            <text:p>101.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3.6" calcext:value-type="float">
            <text:p>3.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9.4" calcext:value-type="float">
            <text:p>9.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0.4" calcext:value-type="float">
            <text:p>0.4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0.7" calcext:value-type="float">
            <text:p>0.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19.9" calcext:value-type="float">
            <text:p>19.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13.1" calcext:value-type="float">
            <text:p>13.1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30.15" calcext:value-type="float">
            <text:p>30.1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238.17" calcext:value-type="float">
            <text:p>238.1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77.8" calcext:value-type="float">
            <text:p>77.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110.2" calcext:value-type="float">
            <text:p>110.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4.52" calcext:value-type="float">
            <text:p>4.5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0.82" calcext:value-type="float">
            <text:p>0.8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0.2" calcext:value-type="float">
            <text:p>0.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9.69" calcext:value-type="float">
            <text:p>9.69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0.48" calcext:value-type="float">
            <text:p>0.48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0.89" calcext:value-type="float">
            <text:p>0.8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19.39" calcext:value-type="float">
            <text:p>19.3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13.59" calcext:value-type="float">
            <text:p>13.5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30.75" calcext:value-type="float">
            <text:p>30.7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236.8" calcext:value-type="float">
            <text:p>236.8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78.6" calcext:value-type="float">
            <text:p>78.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109.3" calcext:value-type="float">
            <text:p>109.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5.3" calcext:value-type="float">
            <text:p>5.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0.6" calcext:value-type="float">
            <text:p>0.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0.3" calcext:value-type="float">
            <text:p>0.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8.5" calcext:value-type="float">
            <text:p>8.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0.6" calcext:value-type="float">
            <text:p>0.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19.9" calcext:value-type="float">
            <text:p>19.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12.5" calcext:value-type="float">
            <text:p>12.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32.62" calcext:value-type="float">
            <text:p>32.6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238.15" calcext:value-type="float">
            <text:p>238.1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73.92" calcext:value-type="float">
            <text:p>73.9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114.63" calcext:value-type="float">
            <text:p>114.6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1.2" calcext:value-type="float">
            <text:p>1.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0.4" calcext:value-type="float">
            <text:p>0.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7.62" calcext:value-type="float">
            <text:p>7.6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0.55" calcext:value-type="float">
            <text:p>0.5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18.46" calcext:value-type="float">
            <text:p>18.4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12.5" calcext:value-type="float">
            <text:p>12.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31.69" calcext:value-type="float">
            <text:p>31.69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239.3" calcext:value-type="float">
            <text:p>239.3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74.32" calcext:value-type="float">
            <text:p>74.3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115.4" calcext:value-type="float">
            <text:p>115.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4.32" calcext:value-type="float">
            <text:p>4.3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0.7" calcext:value-type="float">
            <text:p>0.7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0.6" calcext:value-type="float">
            <text:p>0.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7.5" calcext:value-type="float">
            <text:p>7.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0.6" calcext:value-type="float">
            <text:p>0.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20.9" calcext:value-type="float">
            <text:p>20.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12.35" calcext:value-type="float">
            <text:p>12.3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30.2" calcext:value-type="float">
            <text:p>30.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234.4" calcext:value-type="float">
            <text:p>234.4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68" calcext:value-type="float">
            <text:p>6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119.4" calcext:value-type="float">
            <text:p>119.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4.4" calcext:value-type="float">
            <text:p>4.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0.9" calcext:value-type="float">
            <text:p>0.9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0.3" calcext:value-type="float">
            <text:p>0.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7.6" calcext:value-type="float">
            <text:p>7.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0.4" calcext:value-type="float">
            <text:p>0.4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0.7" calcext:value-type="float">
            <text:p>0.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18.4" calcext:value-type="float">
            <text:p>18.4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12.4" calcext:value-type="float">
            <text:p>12.4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29.23" calcext:value-type="float">
            <text:p>29.2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231.37" calcext:value-type="float">
            <text:p>231.3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67.81" calcext:value-type="float">
            <text:p>67.8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126.38" calcext:value-type="float">
            <text:p>126.3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4.33" calcext:value-type="float">
            <text:p>4.3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0.76" calcext:value-type="float">
            <text:p>0.7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0.45" calcext:value-type="float">
            <text:p>0.4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7.78" calcext:value-type="float">
            <text:p>7.7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0.33" calcext:value-type="float">
            <text:p>0.33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0.48" calcext:value-type="float">
            <text:p>0.48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16.52" calcext:value-type="float">
            <text:p>16.52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11.87" calcext:value-type="float">
            <text:p>11.8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30.8" calcext:value-type="float">
            <text:p>30.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226.4" calcext:value-type="float">
            <text:p>226.4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59.55" calcext:value-type="float">
            <text:p>59.5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109.76" calcext:value-type="float">
            <text:p>109.7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10.67" calcext:value-type="float">
            <text:p>10.67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0.85" calcext:value-type="float">
            <text:p>0.8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0.21" calcext:value-type="float">
            <text:p>0.2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8.35" calcext:value-type="float">
            <text:p>8.3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0.35" calcext:value-type="float">
            <text:p>0.3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0.59" calcext:value-type="float">
            <text:p>0.5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14.98" calcext:value-type="float">
            <text:p>14.98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11.41" calcext:value-type="float">
            <text:p>11.41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30.82" calcext:value-type="float">
            <text:p>30.8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224.98" calcext:value-type="float">
            <text:p>224.98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57.3" calcext:value-type="float">
            <text:p>57.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124.1" calcext:value-type="float">
            <text:p>124.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4.72" calcext:value-type="float">
            <text:p>4.7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1.17" calcext:value-type="float">
            <text:p>1.17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6.38" calcext:value-type="float">
            <text:p>6.3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0.37" calcext:value-type="float">
            <text:p>0.3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0.72" calcext:value-type="float">
            <text:p>0.72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17.67" calcext:value-type="float">
            <text:p>17.6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9.96" calcext:value-type="float">
            <text:p>9.9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28.44" calcext:value-type="float">
            <text:p>28.4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220.12" calcext:value-type="float">
            <text:p>220.12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54.99" calcext:value-type="float">
            <text:p>54.99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113.36" calcext:value-type="float">
            <text:p>113.3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4.85" calcext:value-type="float">
            <text:p>4.8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0.87" calcext:value-type="float">
            <text:p>0.87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0.26" calcext:value-type="float">
            <text:p>0.2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6.44" calcext:value-type="float">
            <text:p>6.4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0.39" calcext:value-type="float">
            <text:p>0.3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0.51" calcext:value-type="float">
            <text:p>0.51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20.81" calcext:value-type="float">
            <text:p>20.81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9.7" calcext:value-type="float">
            <text:p>9.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27.44" calcext:value-type="float">
            <text:p>27.4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221.23" calcext:value-type="float">
            <text:p>221.23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51.2" calcext:value-type="float">
            <text:p>51.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119.04" calcext:value-type="float">
            <text:p>119.0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6.42" calcext:value-type="float">
            <text:p>6.4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1.58" calcext:value-type="float">
            <text:p>1.5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1.1" calcext:value-type="float">
            <text:p>1.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5.39" calcext:value-type="float">
            <text:p>5.39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0.36" calcext:value-type="float">
            <text:p>0.3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0.57" calcext:value-type="float">
            <text:p>0.5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27.26" calcext:value-type="float">
            <text:p>27.2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9.71" calcext:value-type="float">
            <text:p>9.71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28.47" calcext:value-type="float">
            <text:p>28.47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214.06" calcext:value-type="float">
            <text:p>214.0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46.13" calcext:value-type="float">
            <text:p>46.1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120.72" calcext:value-type="float">
            <text:p>120.7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5.22" calcext:value-type="float">
            <text:p>5.22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1.8" calcext:value-type="float">
            <text:p>1.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0.6" calcext:value-type="float">
            <text:p>0.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4.71" calcext:value-type="float">
            <text:p>4.7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0.46" calcext:value-type="float">
            <text:p>0.4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0.44" calcext:value-type="float">
            <text:p>0.44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24.31" calcext:value-type="float">
            <text:p>24.31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10.3" calcext:value-type="float">
            <text:p>10.3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25.48" calcext:value-type="float">
            <text:p>25.4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20" calcext:value-type="float">
            <text:p>2020</text:p>
          </table:table-cell>
          <table:table-cell table:style-name="ce4" office:value-type="float" office:value="219.32" calcext:value-type="float">
            <text:p>219.32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4" office:value-type="float" office:value="42.98" calcext:value-type="float">
            <text:p>42.9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20" calcext:value-type="float">
            <text:p>2020</text:p>
          </table:table-cell>
          <table:table-cell table:style-name="ce4" office:value-type="float" office:value="121.88" calcext:value-type="float">
            <text:p>121.8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20" calcext:value-type="float">
            <text:p>2020</text:p>
          </table:table-cell>
          <table:table-cell table:style-name="ce4" office:value-type="float" office:value="5.18" calcext:value-type="float">
            <text:p>5.1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20" calcext:value-type="float">
            <text:p>2020</text:p>
          </table:table-cell>
          <table:table-cell table:style-name="ce4" office:value-type="float" office:value="2.05" calcext:value-type="float">
            <text:p>2.0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20" calcext:value-type="float">
            <text:p>2020</text:p>
          </table:table-cell>
          <table:table-cell table:style-name="ce4" office:value-type="float" office:value="1.33" calcext:value-type="float">
            <text:p>1.3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20" calcext:value-type="float">
            <text:p>2020</text:p>
          </table:table-cell>
          <table:table-cell table:style-name="ce4" office:value-type="float" office:value="4.84" calcext:value-type="float">
            <text:p>4.8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20" calcext:value-type="float">
            <text:p>2020</text:p>
          </table:table-cell>
          <table:table-cell table:style-name="ce4" office:value-type="float" office:value="0.39" calcext:value-type="float">
            <text:p>0.3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20" calcext:value-type="float">
            <text:p>2020</text:p>
          </table:table-cell>
          <table:table-cell table:style-name="ce4" office:value-type="float" office:value="0.45" calcext:value-type="float">
            <text:p>0.4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20" calcext:value-type="float">
            <text:p>2020</text:p>
          </table:table-cell>
          <table:table-cell table:style-name="ce4" office:value-type="float" office:value="25.63" calcext:value-type="float">
            <text:p>25.63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20" calcext:value-type="float">
            <text:p>2020</text:p>
          </table:table-cell>
          <table:table-cell table:style-name="ce4" office:value-type="float" office:value="9.67" calcext:value-type="float">
            <text:p>9.67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20" calcext:value-type="float">
            <text:p>2020</text:p>
          </table:table-cell>
          <table:table-cell table:style-name="ce4" office:value-type="float" office:value="29.65" calcext:value-type="float">
            <text:p>29.65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Kehricht / Sperrgut</text:p>
          </table:table-cell>
          <table:table-cell table:style-name="ce2" office:value-type="float" office:value="2021" calcext:value-type="float">
            <text:p>2021</text:p>
          </table:table-cell>
          <table:table-cell table:style-name="ce4" office:value-type="float" office:value="214.9" calcext:value-type="float">
            <text:p>214.9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Papier / Karton</text:p>
          </table:table-cell>
          <table:table-cell table:style-name="ce2" office:value-type="float" office:value="2021" calcext:value-type="float">
            <text:p>2021</text:p>
          </table:table-cell>
          <table:table-cell table:style-name="ce4" office:value-type="float" office:value="37.03" calcext:value-type="float">
            <text:p>37.03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Grüngut</text:p>
          </table:table-cell>
          <table:table-cell table:style-name="ce2" office:value-type="float" office:value="2021" calcext:value-type="float">
            <text:p>2021</text:p>
          </table:table-cell>
          <table:table-cell table:style-name="ce4" office:value-type="float" office:value="132.91" calcext:value-type="float">
            <text:p>132.91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Textil</text:p>
          </table:table-cell>
          <table:table-cell table:style-name="ce2" office:value-type="float" office:value="2021" calcext:value-type="float">
            <text:p>2021</text:p>
          </table:table-cell>
          <table:table-cell table:style-name="ce4" office:value-type="float" office:value="4.6" calcext:value-type="float">
            <text:p>4.6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Weissblech</text:p>
          </table:table-cell>
          <table:table-cell table:style-name="ce2" office:value-type="float" office:value="2021" calcext:value-type="float">
            <text:p>2021</text:p>
          </table:table-cell>
          <table:table-cell table:style-name="ce4" office:value-type="float" office:value="2.48" calcext:value-type="float">
            <text:p>2.4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style-name="ce2" office:value-type="float" office:value="2021" calcext:value-type="float">
            <text:p>2021</text:p>
          </table:table-cell>
          <table:table-cell table:style-name="ce4" office:value-type="float" office:value="2.99" calcext:value-type="float">
            <text:p>2.99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etalle</text:p>
          </table:table-cell>
          <table:table-cell table:style-name="ce2" office:value-type="float" office:value="2021" calcext:value-type="float">
            <text:p>2021</text:p>
          </table:table-cell>
          <table:table-cell table:style-name="ce4" office:value-type="float" office:value="5.18" calcext:value-type="float">
            <text:p>5.18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otoren / Speiseöl</text:p>
          </table:table-cell>
          <table:table-cell table:style-name="ce2" office:value-type="float" office:value="2021" calcext:value-type="float">
            <text:p>2021</text:p>
          </table:table-cell>
          <table:table-cell table:style-name="ce4" office:value-type="float" office:value="0.44" calcext:value-type="float">
            <text:p>0.44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onderabfälle</text:p>
          </table:table-cell>
          <table:table-cell table:style-name="ce2" office:value-type="float" office:value="2021" calcext:value-type="float">
            <text:p>2021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Strassensammlerschlamm</text:p>
          </table:table-cell>
          <table:table-cell table:style-name="ce2" office:value-type="float" office:value="2021" calcext:value-type="float">
            <text:p>2021</text:p>
          </table:table-cell>
          <table:table-cell table:style-name="ce4" office:value-type="float" office:value="19.96" calcext:value-type="float">
            <text:p>19.96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ischgut</text:p>
          </table:table-cell>
          <table:table-cell table:style-name="ce2" office:value-type="float" office:value="2021" calcext:value-type="float">
            <text:p>2021</text:p>
          </table:table-cell>
          <table:table-cell table:style-name="ce4" office:value-type="float" office:value="8.8" calcext:value-type="float">
            <text:p>8.8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Glas (Glasbruch + Glassand)</text:p>
          </table:table-cell>
          <table:table-cell table:style-name="ce2" office:value-type="float" office:value="2021" calcext:value-type="float">
            <text:p>2021</text:p>
          </table:table-cell>
          <table:table-cell table:style-name="ce4" office:value-type="float" office:value="27.74" calcext:value-type="float">
            <text:p>27.74</text:p>
          </table:table-cell>
          <table:table-cell table:style-name="ce5" office:value-type="string" calcext:value-type="string">
            <text:p>ja</text:p>
          </table:table-cell>
        </table:table-row>
        <table:table-row table:style-name="ro1" table:number-rows-repeated="10482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utiger LT Com 55 Roman" svg:font-family="'Frutiger LT Com 55 Roman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6:09:38.178746339</meta:creation-date>
    <dc:date>2023-06-11T17:06:12.945166149</dc:date>
    <meta:editing-duration>PT56M34S</meta:editing-duration>
    <meta:editing-cycles>2</meta:editing-cycles>
    <meta:generator>LibreOffice/7.5.4.2$MacOSX_AARCH64 LibreOffice_project/36ccfdc35048b057fd9854c757a8b67ec53977b6</meta:generator>
    <meta:document-statistic meta:table-count="1" meta:cell-count="1300" meta:object-count="0"/>
  </office:meta>
</office:document-meta>
</file>